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3F000001402E062B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" svg:font-family="Aria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1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" svg:font-family="'Myriad Pr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cm" fo:margin-bottom="0cm"/>
      <style:text-properties style:font-name="Myriad Pro1" fo:font-size="11pt" style:font-size-asian="11pt" style:font-size-complex="11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Myriad Pro1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style:font-name="Myriad Pro1" fo:font-size="11pt" style:font-size-asian="11pt" style:font-size-complex="11pt"/>
    </style:style>
    <style:style style:name="P5" style:family="paragraph" style:parent-style-name="Text_20_body">
      <style:paragraph-properties fo:margin-top="0cm" fo:margin-bottom="0cm"/>
      <style:text-properties style:font-name="Myriad Pro1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/>
      <style:text-properties style:font-name="Myriad Pro1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Myriad Pro1" fo:font-size="11pt" fo:font-weight="normal" officeooo:paragraph-rsid="001a0837" style:font-size-asian="11pt" style:font-weight-asian="normal" style:font-size-complex="11pt" style:font-weight-complex="normal" fo:hyphenate="false" fo:hyphenation-remain-char-count="2" fo:hyphenation-push-char-count="2"/>
    </style:style>
    <style:style style:name="P8" style:family="paragraph" style:parent-style-name="Text_20_body" style:master-page-name="Standard">
      <style:paragraph-properties fo:margin-top="0cm" fo:margin-bottom="0cm" style:page-number="auto"/>
      <style:text-properties style:font-name="Myriad Pro1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fo:text-indent="2.499cm" style:auto-text-indent="false"/>
      <style:text-properties style:font-name="Myriad Pro1" fo:font-size="11pt" style:font-size-asian="11pt" style:font-size-complex="11pt"/>
    </style:style>
    <style:style style:name="P10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1" fo:font-size="11pt" style:font-size-asian="11pt" style:font-size-complex="11pt"/>
    </style:style>
    <style:style style:name="P11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8a1c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68a1c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168a1c" style:font-size-asian="11pt" style:font-style-asian="italic" style:font-size-complex="11pt" style:font-style-complex="italic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officeooo:rsid="00168a1c"/>
    </style:style>
    <style:style style:name="T16" style:family="text">
      <style:text-properties officeooo:rsid="001a0837"/>
    </style:style>
    <style:style style:name="T17" style:family="text">
      <style:text-properties fo:font-variant="normal" fo:text-transform="none" fo:color="#000000" style:font-name="Arial" fo:font-size="8.25pt" fo:letter-spacing="normal" fo:font-style="normal" fo:font-weight="bold" officeooo:rsid="001a0837" style:font-size-asian="11pt" style:font-size-complex="11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bold" officeooo:rsid="001a0837" style:font-size-asian="11pt" style:font-size-complex="11pt"/>
    </style:style>
    <style:style style:name="T19" style:family="text">
      <style:text-properties fo:font-variant="normal" fo:text-transform="none" style:use-window-font-color="true" style:font-name="Myriad Pro" fo:font-size="11pt" fo:letter-spacing="normal" fo:language="pt" fo:country="BR" fo:font-style="normal" fo:font-weight="bold" officeooo:rsid="001a0837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0" style:family="text">
      <style:text-properties fo:font-variant="normal" fo:text-transform="none" style:use-window-font-color="true" style:font-name="Myriad Pro" fo:font-size="11pt" fo:letter-spacing="normal" fo:language="pt" fo:country="BR" fo:font-style="normal" officeooo:rsid="001a0837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1" style:family="text">
      <style:text-properties fo:font-variant="normal" fo:text-transform="none" style:use-window-font-color="true" fo:font-size="11pt" fo:letter-spacing="normal" fo:language="pt" fo:country="BR" fo:font-style="normal" officeooo:rsid="001a0837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2" style:family="text">
      <style:text-properties fo:font-variant="normal" fo:text-transform="none" style:use-window-font-color="true" fo:letter-spacing="normal" fo:language="pt" fo:country="BR" fo:font-style="normal" officeooo:rsid="001a0837" style:letter-kerning="true" style:font-name-asian="SimSun" style:language-asian="zh" style:country-asian="CN" style:font-name-complex="Mangal" style:language-complex="hi" style:country-complex="IN"/>
    </style:style>
    <style:style style:name="T23" style:family="text">
      <style:text-properties style:font-size-asian="11pt"/>
    </style:style>
    <style:style style:name="T24" style:family="text">
      <style:text-properties officeooo:rsid="001a0837" style:font-size-asian="11pt" style:font-size-complex="11pt"/>
    </style:style>
    <style:style style:name="T25" style:family="text">
      <style:text-properties style:font-size-complex="11pt"/>
    </style:style>
    <style:style style:name="T26" style:family="text">
      <style:text-properties style:use-window-font-color="true" style:font-name="Myriad Pro" fo:font-size="11pt" fo:language="pt" fo:country="BR" officeooo:rsid="001a0837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7" style:family="text">
      <style:text-properties style:use-window-font-color="true" fo:font-size="11pt" fo:language="pt" fo:country="BR" officeooo:rsid="001a0837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8" style:family="text">
      <style:text-properties style:use-window-font-color="true" fo:language="pt" fo:country="BR" officeooo:rsid="001a0837" style:letter-kerning="true" style:font-name-asian="SimSun" style:language-asian="zh" style:country-asian="CN" style:font-name-complex="Mangal" style:language-complex="hi" style:country-complex="IN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o. n° 10<text:span text:style-name="T15">9</text:span>/2011 – TAP</text:p>
      <text:p text:style-name="P7"><text:span text:style-name="T16">Protoco</text:span><text:span text:style-name="T28">lo: </text:span><text:span text:style-name="T22">23347.501287/2011-36</text:span></text:p>
      <text:p text:style-name="P2"/>
      <text:p text:style-name="P2"/>
      <text:p text:style-name="P3">Campo Grande, <text:span text:style-name="T15">12</text:span> de dezembro de 2011.</text:p>
      <text:p text:style-name="P5"/>
      <text:p text:style-name="P5"/>
      <text:p text:style-name="P5"/>
      <text:p text:style-name="P6">De: Prof. Thiago Alexandre Prado</text:p>
      <text:p text:style-name="P2">Coordenador do Eixo Tecnológico de Controle e Processos Industriais do <text:span text:style-name="T1">campus</text:span><text:span text:style-name="T3"> Campo Grande</text:span></text:p>
      <text:p text:style-name="P2"><text:span text:style-name="T6">A: </text:span><text:span text:style-name="T5">Profa. Régia Maria Avancini</text:span></text:p>
      <text:p text:style-name="P2">Diretora de Ensino, Pesquisa e Extensão do <text:span text:style-name="T1">campus</text:span><text:span text:style-name="T3"> Campo Grande</text:span></text:p>
      <text:p text:style-name="P2"/>
      <text:p text:style-name="P2"><text:span text:style-name="T6">Assunto</text:span>: Encaminhamento de <text:span text:style-name="T15">reclamação do estudante Elivelton Coimbra</text:span>.</text:p>
      <text:p text:style-name="P2"/>
      <text:p text:style-name="P2"><text:span text:style-name="T6">Anexo</text:span>: <text:span text:style-name="T15">Reclamação do estudante Elivelton Coimbra</text:span>.</text:p>
      <text:p text:style-name="P2"/>
      <text:p text:style-name="P2"/>
      <text:p text:style-name="P2"/>
      <text:p text:style-name="P2"/>
      <text:p text:style-name="P9">Encaminho <text:span text:style-name="T15">a reclamação de extravio de lista de exercícios do estudante Elivelton Coimbra entregue à coordenação</text:span><text:span text:style-name="T3">. </text:span><text:span text:style-name="T4">Solicito orientações de como proceder.</text:span></text:p>
      <text:p text:style-name="P2"/>
      <text:p text:style-name="P2"/>
      <text:p text:style-name="P2"/>
      <text:p text:style-name="P2"/>
      <text:p text:style-name="P2"/>
      <text:p text:style-name="P4"/>
      <text:p text:style-name="P4">Atenciosamente,</text:p>
      <text:p text:style-name="P2"/>
      <text:p text:style-name="P2"/>
      <text:p text:style-name="P2"/>
      <text:p text:style-name="P2"/>
      <text:p text:style-name="P2"/>
      <text:p text:style-name="P10">Prof. Thiago Alexandre Prado</text:p>
      <text:p text:style-name="P11">Coordenador do eixo tecnológico</text:p>
      <text:p text:style-name="P11">de Controle e Processos Industriais</text:p>
      <text:p text:style-name="P10"><text:span text:style-name="T2">Campus</text:span><text:span text:style-name="T6"> Campo Gran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Arial" svg:font-family="Aria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1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" svg:font-family="'Myriad Pr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line-height="100%" fo:orphans="0" fo:widows="0" fo:hyphenation-ladder-count="no-limit"/>
      <style:text-properties style:font-name="Liberation Serif1" fo:font-size="10pt" style:font-name-asian="Liberation Serif1" style:font-size-asian="10pt" style:font-name-complex="Liberation Serif1" style:font-size-complex="10pt" style:language-complex="pt" style:country-complex="BR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99cm" fo:margin-right="1.52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948cm" fo:margin-left="0cm" fo:margin-right="0cm" fo:margin-bottom="4.84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948cm" fo:margin-bottom="1.369cm" fo:margin-left="2.99cm" fo:margin-right="1.52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1.323cm" svg:width="16.445cm" svg:height="2.459cm" draw:z-index="0"><draw:image xlink:href="Pictures/100000000000083F000001402E062BFE.jpg" xlink:type="simple" xlink:show="embed" xlink:actuate="onLoad"/></draw:frame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mo 109/2011 - TAP</dc:title>
    <dc:subject>Encaminhamento de reclamação do estudante Elivelton Coimbra</dc:subject>
    <meta:creation-date>2011-01-26T10:31:03</meta:creation-date>
    <dc:date>2011-12-12T16:06:27</dc:date>
    <meta:print-date>2011-12-05T15:30:54</meta:print-date>
    <meta:editing-cycles>8</meta:editing-cycles>
    <meta:editing-duration>PT01H36M29S</meta:editing-duration>
    <meta:generator>BrOffice.org/3.2$Linux OpenOffice.org_project/320m19$Build-9505</meta:generator>
    <meta:printed-by>Thiago Alexandre Prado</meta:printed-by>
    <dc:creator>Thiago Alexandre Prado</dc:creator>
    <meta:document-statistic meta:table-count="0" meta:image-count="1" meta:object-count="0" meta:page-count="1" meta:paragraph-count="15" meta:word-count="99" meta:character-count="702"/>
    <meta:user-defined meta:name="Informações 1"/>
    <meta:user-defined meta:name="Informações 2"/>
    <meta:user-defined meta:name="Informações 3"/>
    <meta:user-defined meta:name="Informações 4"/>
  </office:meta>
</office:document-meta>
</file>